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fo:font-size="11pt" style:font-size-asian="11pt"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style:font-size-asian="10.5pt" style:font-size-complex="12pt"/>
    </style:style>
    <style:style style:name="P1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15"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16" style:family="paragraph" style:parent-style-name="Standard" style:list-style-name="">
      <style:paragraph-properties fo:text-align="start" style:justify-single-word="false"/>
      <style:text-properties fo:font-size="11pt" fo:font-weight="normal" style:font-size-asian="11pt" style:font-weight-asian="normal" style:font-size-complex="11pt" style:font-weight-complex="normal"/>
    </style:style>
    <style:style style:name="P17" style:family="paragraph" style:parent-style-name="Standard">
      <style:text-properties style:text-underline-style="none" fo:font-weight="normal" style:font-weight-asian="normal" style:font-weight-complex="normal"/>
    </style:style>
    <style:style style:name="P18" style:family="paragraph" style:parent-style-name="List_20_Paragraph" style:list-style-name="WWNum1">
      <style:text-properties style:text-underline-style="none" fo:font-weight="normal" style:font-weight-asian="normal" style:font-weight-complex="normal"/>
    </style:style>
    <style:style style:name="P19" style:family="paragraph" style:parent-style-name="List_20_Paragraph" style:list-style-name="WWNum1"/>
    <style:style style:name="P20" style:family="paragraph" style:parent-style-name="List_20_Paragraph" style:list-style-name="WWNum1" style:master-page-name="Standard">
      <style:paragraph-properties style:page-number="auto"/>
    </style:style>
    <style:style style:name="P21" style:family="paragraph" style:parent-style-name="Heading_20_1" style:list-style-name="">
      <style:paragraph-properties fo:text-align="start" style:justify-single-word="false"/>
    </style:style>
    <style:style style:name="P22" style:family="paragraph" style:parent-style-name="Heading_20_1">
      <style:paragraph-properties fo:text-align="start" style:justify-single-word="false" fo:break-before="pag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1">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fo:language="sk" fo:country="SK"/>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lovenská Technická Univerzita</text:p>
      <text:p text:style-name="P9">Fakulta informatiky a informačných technológií</text:p>
      <text:p text:style-name="P8">Ilkovičova 3, 841 16 Bratislava 4</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Dokumentácia k hodnoteniu posudzovanej aplikácie Risovanie </text:p>
      <text:p text:style-name="P11"/>
      <text:p text:style-name="P11"/>
      <text:p text:style-name="P11"/>
      <text:p text:style-name="P11"/>
      <text:p text:style-name="P11"/>
      <text:p text:style-name="P11"/>
      <text:p text:style-name="P13">Peter Jurkovič</text:p>
      <text:p text:style-name="P14"/>
      <text:p text:style-name="P13">Jozef Knapere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Študijný program: Počítačové a komunikačné systémy a siete </text:p>
      <text:p text:style-name="P7">Ročník: 3 </text:p>
      <text:p text:style-name="P7">Predmet: Interakcia človeka s počítačom </text:p>
      <text:p text:style-name="P7">Vedúci cvičení: Mgr. Alena Kovárová, PhD.</text:p>
      <text:h text:style-name="P16" text:outline-level="1">Ak. rok: 2011/12</text:h>
      <text:h text:style-name="P22" text:outline-level="1">KLM – Keystroke Level Model</text:h>
      <text:p text:style-name="P9"/>
      <text:p text:style-name="Standard"/>
      <text:p text:style-name="Standard"><text:tab/>KLM je metóda používaná pri opise interakcie človeka s počítačom. Jej cieľom je odhadnúť čas potrebný na vykonanie určitej činnosti pomocou klávesnice a myši používateľom. V tomto dokumente popisujeme jeden (zdokumentovaný) scenár použitia aplikácie <text:span text:style-name="T4">Risovanie</text:span><text:span text:style-name="T5">, ktorej autorm je Matej Pavla.</text:span></text:p>
      <text:p text:style-name="P3"/>
      <text:p text:style-name="P3"><text:tab/>Predmetný scenár použitia:</text:p>
      <text:p text:style-name="P3"/>
      <text:p text:style-name="P3"><text:tab/></text:p>
      <text:p text:style-name="P3"><text:tab/>Pri popise a kategorizácií jednotlivých činností KLM sme použili viacero skratiek, ktoré sú uvedené nižšie spolu s ich popisom a približným časom, ktorý daná činnosť zaberie bežnému používateľovi (tzv. Persona).</text:p>
      <text:p text:style-name="P3"/>
      <text:p text:style-name="P3">Zoznam skratiek:</text:p>
      <text:p text:style-name="Standard"/>
      <text:list xml:id="list1167485354" text:style-name="L1">
        <text:list-item>
          <text:p text:style-name="P26"><text:span text:style-name="T1">K – </text:span><text:span text:style-name="T3">Stlačenie a pustenie klávesy na klávesnici (0.28 sek.)</text:span></text:p>
        </text:list-item>
        <text:list-item>
          <text:p text:style-name="P26"><text:span text:style-name="T1">P –</text:span> Presunutie myši na objekt na obrazovke (1.10 sek.)</text:p>
        </text:list-item>
        <text:list-item>
          <text:p text:style-name="P26"><text:span text:style-name="T1">B –</text:span> Stlačenie alebo pustenie tlačidla na myši (0.10 sek.) </text:p>
        </text:list-item>
        <text:list-item>
          <text:p text:style-name="P26"><text:span text:style-name="T1">H –</text:span> Presun ruky z klávesnice na myš alebo naopak (0.40 sek.)</text:p>
        </text:list-item>
        <text:list-item>
          <text:p text:style-name="P26"><text:span text:style-name="T1">M –</text:span> Mentálna príprava (1.20 sek.)</text:p>
        </text:list-item>
        <text:list-item>
          <text:p text:style-name="P26"><text:span text:style-name="T1">T(n) –</text:span> Napísanie reťazca znakov (n * K sek.) </text:p>
        </text:list-item>
        <text:list-item>
          <text:p text:style-name="P26"><text:span text:style-name="T1">W(t) –</text:span> Čakanie na odozvu systému</text:p>
        </text:list-item>
        <text:list-item>
          <text:p text:style-name="P23"><text:span text:style-name="T1">D(l) –</text:span> Nakreslenie rovnej čiary dĺžky l myšou</text:p>
        </text:list-item>
      </text:list>
      <text:p text:style-name="Text_20_body"/>
      <text:p text:style-name="Text_20_body"><text:tab/>Po naštudovaní dodaného scenára sme aplikáciu spustili a zaznamenali sme všetky kroky, ktoré sme pri plnení scenára museli vykonať. Ich podrobný zoznam spolu s príslušnou časťou výsledného vzorca na výpočet času je uvedený nižšie.</text:p>
      <text:p text:style-name="Text_20_body"/>
      <text:p text:style-name="Text_20_body">Postup podľa scenára (1):</text:p>
      <text:list xml:id="list1955934604" text:style-name="L2">
        <text:list-item>
          <text:p text:style-name="P24">Po spustení aplikácie sa zobrazila úvodná obrazovka s možnosťou výberu z dvoch režimov: žiacky a učiteľský. Implementovaný bol iba žiacky režim, ktorý však na otestovanie dodaného scenára úplne postačoval.</text:p>
        </text:list-item>
        <text:list-item>
          <text:p text:style-name="P24">Vybratie „žiackeho módu“ kliknutím na príslušné tlačidlo. (<text:span text:style-name="T3">MPBB)</text:span></text:p>
        </text:list-item>
        <text:list-item>
          <text:p text:style-name="P24">Výber zadania na vypracovanie (zo zobrazeného zoznamu zadaní). (MPBB PBB)</text:p>
        </text:list-item>
        <text:list-item>
          <text:p text:style-name="P24">Po zobrazení vybraného zadania, ktoré ukladalo za cieľ narysovať obdĺžnik so stranami 4 x 3 centimetre, sme pomocou zobrazených nástrojov začali rysovať. Splnenie danej úlohy si vyžadovalo uskutočniť nasledujúce kroky:</text:p>
          <text:list>
            <text:list-item>
              <text:p text:style-name="P24">nájsť myšou na trojuholníkové pravítko a natočiť ho do zvislého smeru. (MPBPB)</text:p>
            </text:list-item>
            <text:list-item>
              <text:p text:style-name="P24">narysovať zvislú čiaru (úsečku) dĺžky 4 cm. (PBD(4)B)</text:p>
            </text:list-item>
            <text:list-item>
              <text:p text:style-name="P24">otočiť pravítko o +90 stupňov. (PBPB)</text:p>
            </text:list-item>
            <text:list-item>
              <text:p text:style-name="P24">presunúť pravítko tak, aby jeho ryska prekrývala už narysovanú úsečku. (PBPB)</text:p>
            </text:list-item>
            <text:list-item>
              <text:p text:style-name="P24">narysovať horizontálnu úsečku dĺžky 3 cm. (PBD(3)B)</text:p>
            </text:list-item>
            <text:list-item>
              <text:p text:style-name="P24"><text:soft-page-break/>otočiť pravítko o +90 stupňov. (PBPB)</text:p>
            </text:list-item>
            <text:list-item>
              <text:p text:style-name="P24">presunúť pravítko tak, aby jeho ryska prekrývala posledne narysovanú úsečku. (PBPB)</text:p>
            </text:list-item>
            <text:list-item>
              <text:p text:style-name="P24">narysovať zvislú úsečku dĺžky 4 cm. (PBD(4)B)</text:p>
            </text:list-item>
            <text:list-item>
              <text:p text:style-name="P24">otočiť pravítko o +90 stupňov. (PBPB)</text:p>
            </text:list-item>
            <text:list-item>
              <text:p text:style-name="P24">presunúť pravítko tak, aby jeho ryska prekrývala posledne narysovanú úsečku. (PBPB)</text:p>
            </text:list-item>
            <text:list-item>
              <text:p text:style-name="P24">narysovať horizontálnu úsečku dĺžky 3 cm. (PBD(3)B)</text:p>
            </text:list-item>
          </text:list>
        </text:list-item>
      </text:list>
      <text:p text:style-name="Text_20_body"/>
      <text:list xml:id="list929831263" text:style-name="L3">
        <text:list-item>
          <text:p text:style-name="P25">Uložiť projekt kliknutím na príslušné tlačidlo. (MPBB)</text:p>
        </text:list-item>
        <text:list-item>
          <text:p text:style-name="P25">Presunúť kurzor do zobrazeného vstupného poľa a napísať názov súboru (napr. 8 znakový názov). (PBB T(8))</text:p>
        </text:list-item>
        <text:list-item>
          <text:p text:style-name="P25">Kliknúť na tlačidlo uložiť. (PBB)</text:p>
        </text:list-item>
        <text:list-item>
          <text:p text:style-name="P25">Prečítať zobrazený dialóg a potvrdiť uloženie vypracovaného zadania. (MPBB)</text:p>
        </text:list-item>
      </text:list>
      <text:p text:style-name="Standard"/>
      <text:p text:style-name="Standard"/>
      <text:p text:style-name="Standard">Sčítaním úkonov vo všetkých krokoch dostaneme nasledovný vzorec:</text:p>
      <text:p text:style-name="P1"><text:tab/>Pozn.: riadky sú pre sprehľadnenie zalamované podľa jednotlivých úkonov</text:p>
      <text:p text:style-name="Standard"/>
      <text:p text:style-name="Standard">M + P + B + B +</text:p>
      <text:p text:style-name="Standard">M + P + B + B + P + B + B +</text:p>
      <text:p text:style-name="Standard">M + P + B + P + B +</text:p>
      <text:p text:style-name="Standard">P + B + D(4) + B +</text:p>
      <text:p text:style-name="Standard">P + B + P + B +</text:p>
      <text:p text:style-name="Standard">P + B + P + B +</text:p>
      <text:p text:style-name="Standard">P + B + D(3) + B +</text:p>
      <text:p text:style-name="Standard">P + B + P + B +</text:p>
      <text:p text:style-name="Standard">P + B + P + B +</text:p>
      <text:p text:style-name="Standard">P + B + D(4) + B +</text:p>
      <text:p text:style-name="Standard">P + B + P + B +</text:p>
      <text:p text:style-name="Standard">P + B + P + B +</text:p>
      <text:p text:style-name="Standard">P + B +D(3) + B +</text:p>
      <text:p text:style-name="Standard">M + P + B + B +</text:p>
      <text:p text:style-name="Standard">P + B + B + T(8) +</text:p>
      <text:p text:style-name="Standard">P + B + B +</text:p>
      <text:p text:style-name="Standard">M + P + B + B = <text:span text:style-name="T2">43.74 sekúnd.</text:span></text:p>
      <text:p text:style-name="P4"/>
      <text:p text:style-name="P4"/>
      <text:p text:style-name="P2"><text:tab/>Celkový čas, meraný podľa metódy KLM, vyšiel 43.74 sekúnd. Uvedená hodnota však predstavuje iba čas potrebný na ovládanie používateľského rozhrania a nezahŕňa čas strávený intelektuálnym uvažovaním nad <text:span text:style-name="T2">spôsobom riešenia</text:span> danej <text:span text:style-name="T2">úlohy</text:span>. Tento čas totiž môže byť rôzny v závislosti od schopností jedinca a jeho znalosti učiva geometrie, čo nesúvisí s jeho schopnosťou práce s PC. V tomto kontexte je teda pre nás irelevantný a nebolo potrebné sa ním zaoberať.</text:p>
      <text:p text:style-name="P2"/>
      <text:h text:style-name="P21" text:outline-level="1"/>
      <text:h text:style-name="P22" text:outline-level="1">Celkové zhodnotenie aplikácie a jej použiteľnosti</text:h>
      <text:p text:style-name="P2"/>
      <text:p text:style-name="P2"><text:tab/></text:p>
      <text:p text:style-name="P2"><text:tab/>Dobrým základom pre hodnotenie aplikácie je tzv. 8 zlatých pravidiel HCI. Ako prvé pravidlo je <text:span text:style-name="T2">snaha o konzistenciu</text:span>. Z tohto pohľadu nie je moc čo aplikácií vytknúť. Tá totiž umožňuje akurát otvoriť zadanie, vyriešiť zadanie a uložiť zadanie. Konzistencia sa v týchto troch činnostiach prejaví len tažko. A farby konzistentné sú. <text:span text:style-name="T2">Klávesové skratky </text:span>sa v programe využívať nedajú (okrem prechodu do full screen módu). To ale ani nieje potrebné pretože celá práca sa vykonáva pomocou myši. Tretím bodom je ponúkať <text:span text:style-name="T2">informatívnu spätnú väzbu</text:span>. Mnoho možností pre spätnú väzbu tu nenájdeme. Do úvahy pripadá akurát potvrdnie o uložení vypracovaného zadania. <text:span text:style-name="T2">Dizajn dialógu </text:span>je ďalším pravidlom. V testovanej aplikácií je proces natoľko jednoduchý a jasný, že dizajnu dialógov nieje čo vytknúť. <text:span text:style-name="T2">Ponúknuť jednoduché ošetrenie chýb</text:span> je taktiež jedným zo zlatých pravidiel. Jedniná situácia kde môže nastať chyba, je zlé narysovanie čiary. Riešením je vymazanie tejto čiary. To je prirodzená možnosť (keď niečo zle narysujeme tak to vygumujeme) a je aj dobre realizovaná. Je totiž nepravdepodobné, že sa zmaže iná čiara ako používateľ chce, pretože aplikácia pri mazaní označenú čiaru pekne zvýrazní. </text:p>
      <text:p text:style-name="P2"><text:span text:style-name="T6">Umožniť jednoduché zrušenie akcie</text:span> – ak más tu aplikaciu tak kukni ci mozes zrusit zacatu ciaru :-D</text:p>
      <text:p text:style-name="P2"><text:span text:style-name="T6">Podpora vnútorného ťažiska kontroly </text:span>– neviem či tu má zmysel niečo písať</text:p>
      <text:p text:style-name="P2">Posledným pravidlom je <text:span text:style-name="T2">znížiť zaťaženie krátkodobej pamäti</text:span>. Jediné informácie, ktoré by si používateľ potreboval zapamätať, je zadanie úlohy. To je ale po celý čas vyditeľné takže o zaťaženi pamäte nemôže byť reč.</text:p>
      <text:p text:style-name="P2"/>
      <text:p text:style-name="P2"/>
      <text:h text:style-name="Heading_20_1" text:outline-level="1">Chyby a nedostatky rozhrania</text:h>
      <text:p text:style-name="P5"/>
      <text:p text:style-name="P6"><text:tab/>Jediným problémom, ktorý sa objavil pri testovaní aplikácie, bola nemožnosť napísať názov súboru pre uloženie vypracovaného zadania v režime full-screenu. Podľa vyjadrenia autora aplikácie je tento problém spôsobený bezpečnostnou ochranou zabudovanou vo flashi. Táto vo full-screene spôsobuje blokovanie väčšiny kláves a nie je tak možné vpisovať text do edit boxov. Z tohto dôvodu odporúčame aplikáciu používať v normálnom režime (nie full-screen), príp. nejakým spôsobom vypnúť ochranu zabudovanú vo flashi.</text:p>
      <text:p text:style-name="P6"><text:tab/>Aplikácia obsahuje ešte zopár malých nedostatokov, ktoré ale pravdepodobne budú vyriešené vo finálnej verzií. Kokrétne ide o rôznu hrúbku vartikálnych a horizontálnych čiar. Umiestnenie zadania tiež nie je ideálne. Zadanie je roztiahnuté po celej výške plochy (zbytočne) a nenachádza sa úplne na kraji obrazovky. Medzi krajom obrazovky a zadaním preto vzniká medzera, ktorá je súčasťou pracovného „zošita“ a je v podstate nepoužiteľná. Lepším riešením by bolo umožniť zadanie podľa potreby presúvať (prípadne meniť veľkosť). <text:s/></text:p>
      <text:p text:style-name="P6"/>
      <text:list xml:id="list270783875" text:style-name="WWNum1">
        <text:list-item>
          <text:p text:style-name="P20"><text:span text:style-name="T7">Po spustení aplikácie vyberte možnosť pokračovať ako žiak</text:span></text:p>
        </text:list-item>
        <text:list-item>
          <text:p text:style-name="P19"><text:span text:style-name="T7">Vyberte zadanie číslo 1 a stlačte tlačidlo ďalej</text:span></text:p>
        </text:list-item>
        <text:list-item>
          <text:p text:style-name="P19"><text:span text:style-name="T7">Narisujte zadanie, ktoré vám učiteľ nachystal</text:span></text:p>
        </text:list-item>
        <text:list-item>
          <text:p text:style-name="P19"><text:span text:style-name="T7">Použite rovné a trojuholníkové pravítko k narisovaniu zadaných útvarov – pravítko môžete premiestniť a otočiť podľa potreby. Rovné pravítko je možné navyše rotovať</text:span></text:p>
        </text:list-item>
        <text:list-item>
          <text:p text:style-name="P19"><text:span text:style-name="T7">Ak ste nespokojný s narysovanou úsečkou, stačí ju pokliknutim označiť a vymazať</text:span></text:p>
        </text:list-item>
        <text:list-item>
          <text:p text:style-name="P19"><text:span text:style-name="T7">Po narisovaní všetkých útvarov, pokračujte v uložení projektu</text:span></text:p>
        </text:list-item>
        <text:list-item>
          <text:p text:style-name="P19"><text:span text:style-name="T7">Zadajte nové meno projektu alebo vyberte z už preddefinovaných projektov</text:span></text:p>
        </text:list-item>
        <text:list-item>
          <text:p text:style-name="P18"><text:span text:style-name="T7">Kliknite na tlačidlo uložiť a potvrdte voľbu</text:span></text:p>
        </text:list-item>
      </text:list>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11-30T19:59:43</meta:creation-date>
    <dc:date>2011-12-06T19:43:37</dc:date>
    <dc:creator>peso </dc:creator>
    <meta:editing-duration>PT3H55M25S</meta:editing-duration>
    <meta:editing-cycles>71</meta:editing-cycles>
    <meta:generator>LibreOffice/3.3$Linux LibreOffice_project/330m19$Build-401</meta:generator>
    <meta:document-statistic meta:table-count="0" meta:image-count="0" meta:object-count="0" meta:page-count="5" meta:paragraph-count="83" meta:word-count="1182" meta:character-count="7249"/>
  </office:meta>
</office:document-meta>
</file>